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212508"/>
    </style:style>
    <style:style style:name="P2" style:family="paragraph" style:parent-style-name="Standard">
      <style:text-properties style:font-name="Arial" fo:font-size="16pt" style:font-size-asian="16pt" style:font-size-complex="16pt"/>
    </style:style>
    <style:style style:name="P3" style:family="paragraph" style:parent-style-name="Standard">
      <style:text-properties style:font-name="Arial" fo:font-size="16pt" fo:font-weight="bold" officeooo:rsid="00212508" officeooo:paragraph-rsid="00212508" style:font-size-asian="16pt" style:font-weight-asian="bold" style:font-size-complex="16pt" style:font-weight-complex="bold"/>
    </style:style>
    <style:style style:name="P4" style:family="paragraph" style:parent-style-name="Standard">
      <style:text-properties style:font-name="Arial" fo:font-size="16pt" fo:font-weight="bold" officeooo:rsid="002161ee" officeooo:paragraph-rsid="002161ee" style:font-size-asian="16pt" style:font-weight-asian="bold" style:font-size-complex="16pt" style:font-weight-complex="bold"/>
    </style:style>
    <style:style style:name="P5" style:family="paragraph" style:parent-style-name="Standard" style:list-style-name="L1"/>
    <style:style style:name="T1" style:family="text">
      <style:text-properties fo:font-variant="normal" fo:text-transform="none" fo:color="#000000" loext:opacity="100%" style:font-name="Arial" fo:font-size="16pt" fo:letter-spacing="normal" fo:font-style="normal" fo:font-weight="normal" officeooo:rsid="00212508" style:font-size-asian="16pt" style:font-size-complex="16pt"/>
    </style:style>
    <style:style style:name="T2" style:family="text">
      <style:text-properties fo:font-variant="normal" fo:text-transform="none" fo:color="#000000" loext:opacity="100%" fo:letter-spacing="normal" fo:font-style="normal"/>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style:font-weight-asian="normal" style:font-weight-complex="normal"/>
    </style:style>
    <style:style style:name="T5" style:family="text">
      <style:text-properties fo:font-variant="normal" fo:text-transform="none" fo:color="#000000" loext:opacity="100%" fo:letter-spacing="normal" fo:font-style="normal" fo:font-weight="normal" officeooo:rsid="0021873a" style:font-weight-asian="normal" style:font-weight-complex="normal"/>
    </style:style>
    <style:style style:name="T6" style:family="text">
      <style:text-properties style:font-name="Arial" fo:font-size="16pt" officeooo:rsid="00212508" style:font-size-asian="16pt" style:font-size-complex="16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Service public :</text:span></text:h>
      <text:p text:style-name="P2">Peu après notre arrivée à la gare saint Charles de Marseille, nous avons vu le conseil régional ou se réunissent les élu de la région pour décider des nouvelles réformes <text:s/>à mettre en oeuvre. Ensuite pendant notre visite de la ville nous avons vu des lycées, des collèges et des écoles primaire comme l’école primaire chevalier paul située dans la zone d’Euromed non loin des nouveaux immeubles. Puis nous avons vu le centre communal d’action sociale à côté des archives départementales qui met en œuvre des actions d'animation ou de soutien comme la lutte contre l'isolement, le maintien du lien social, l’accès à la culture et aux loisirs ou encore des actions de prévention</text:p>
      <text:p text:style-name="P2"><text:span text:style-name="T3"/></text:p>
      <text:p text:style-name="P3"><text:span text:style-name="T2">Ressenti :</text:span></text:p>
      <text:p text:style-name="P4"><text:span text:style-name="T4">durant notre visite de la ville nous avons parcouru plusieurs quartiers où l’ambiance et le ressenti étaient différents. En effet les quartiers situés dans la zone d’Euroméditéranée étaient globalement plus agréable. On pouvait y voir des immeubles nouvellement construits dans un style moderne ainsi que des quartiers anciens réabilités comme les Docs et des anciens battiments <text:s/>rénovés comme les immeubles de style Osmaniens présents vers la Joliette. Contrairement aux quartiers en dehors d’Euroméditéranée qui sont plus vieux, mal entretenus ou </text:span><text:span text:style-name="T5">qui</text:span><text:span text:style-name="T4"> même parfois menaç</text:span><text:span text:style-name="T5">en</text:span><text:span text:style-name="T4">t de s’écrouler comme un immeuble que nous avons vu sur le chemin du retour.</text:span></text:p>
      <text:list xml:id="list1024562729" text:style-name="L1">
        <text:list-header>
          <text:p text:style-name="P5"><text:span text:style-name="T1"/></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3T15:13:43.298000000</meta:creation-date>
    <dc:date>2023-11-03T15:52:17.588000000</dc:date>
    <meta:editing-duration>PT38M31S</meta:editing-duration>
    <meta:editing-cycles>7</meta:editing-cycles>
    <meta:generator>LibreOffice/7.2.4.1$Windows_X86_64 LibreOffice_project/27d75539669ac387bb498e35313b970b7fe9c4f9</meta:generator>
    <meta:document-statistic meta:table-count="0" meta:image-count="0" meta:object-count="0" meta:page-count="1" meta:paragraph-count="4" meta:word-count="217" meta:character-count="1350" meta:non-whitespace-character-count="1135"/>
  </office:meta>
</office:document-meta>
</file>